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6d70" officeooo:paragraph-rsid="000f6d70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5d8ba"/>
    </style:style>
    <style:style style:name="P5" style:family="paragraph" style:parent-style-name="Standard" style:list-style-name="L1">
      <style:text-properties officeooo:paragraph-rsid="0037d94b"/>
    </style:style>
    <style:style style:name="P6" style:family="paragraph" style:parent-style-name="Standard" style:list-style-name="L1">
      <style:text-properties officeooo:paragraph-rsid="00356cfe"/>
    </style:style>
    <style:style style:name="P7" style:family="paragraph" style:parent-style-name="Standard" style:list-style-name="L1">
      <style:text-properties officeooo:paragraph-rsid="00392a35"/>
    </style:style>
    <style:style style:name="P8" style:family="paragraph" style:parent-style-name="Standard" style:list-style-name="L1">
      <style:text-properties officeooo:paragraph-rsid="0039b577"/>
    </style:style>
    <style:style style:name="P9" style:family="paragraph" style:parent-style-name="Standard" style:list-style-name="L1">
      <style:text-properties officeooo:paragraph-rsid="0052a483"/>
    </style:style>
    <style:style style:name="P10" style:family="paragraph" style:parent-style-name="Standard" style:list-style-name="L1">
      <style:text-properties officeooo:paragraph-rsid="003ad473"/>
    </style:style>
    <style:style style:name="P11" style:family="paragraph" style:parent-style-name="Standard" style:list-style-name="L1">
      <style:text-properties officeooo:paragraph-rsid="003f5d12"/>
    </style:style>
    <style:style style:name="P12" style:family="paragraph" style:parent-style-name="Standard" style:list-style-name="L1">
      <style:text-properties officeooo:paragraph-rsid="000fffc6"/>
    </style:style>
    <style:style style:name="P13" style:family="paragraph" style:parent-style-name="Standard" style:list-style-name="L1">
      <style:text-properties officeooo:paragraph-rsid="0034594b"/>
    </style:style>
    <style:style style:name="P14" style:family="paragraph" style:parent-style-name="Standard" style:list-style-name="L1">
      <style:text-properties officeooo:paragraph-rsid="000f6d70"/>
    </style:style>
    <style:style style:name="P15" style:family="paragraph" style:parent-style-name="Standard" style:list-style-name="L1">
      <style:text-properties officeooo:paragraph-rsid="0011659f"/>
    </style:style>
    <style:style style:name="P16" style:family="paragraph" style:parent-style-name="Standard" style:list-style-name="L1">
      <style:text-properties officeooo:paragraph-rsid="00699f6d"/>
    </style:style>
    <style:style style:name="P17" style:family="paragraph" style:parent-style-name="Standard" style:list-style-name="L1">
      <style:text-properties fo:font-weight="normal" officeooo:rsid="0029dc14" officeooo:paragraph-rsid="0029dc14" style:font-weight-asian="normal" style:font-weight-complex="normal"/>
    </style:style>
    <style:style style:name="P18" style:family="paragraph" style:parent-style-name="Standard" style:list-style-name="L1">
      <style:text-properties fo:font-weight="normal" officeooo:paragraph-rsid="0028cccd" style:font-weight-asian="normal" style:font-weight-complex="normal"/>
    </style:style>
    <style:style style:name="P19" style:family="paragraph" style:parent-style-name="Standard" style:list-style-name="L1">
      <style:text-properties fo:font-weight="normal" officeooo:paragraph-rsid="000f6d70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112e48" officeooo:paragraph-rsid="002b0e53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112e48" officeooo:paragraph-rsid="002b4f24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112e48" officeooo:paragraph-rsid="002b9cb4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112e48" officeooo:paragraph-rsid="0048da84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237d79" officeooo:paragraph-rsid="001d5c3b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237d79" officeooo:paragraph-rsid="001d85a1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158204" officeooo:paragraph-rsid="002e7252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158204" officeooo:paragraph-rsid="00341ffd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normal" officeooo:rsid="00158204" officeooo:paragraph-rsid="00341ffd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42d67a" officeooo:paragraph-rsid="0042d67a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1af90a" officeooo:paragraph-rsid="001af90a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173e36" officeooo:paragraph-rsid="00173e36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212733" officeooo:paragraph-rsid="0040d22b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weight="normal" officeooo:rsid="00212733" officeooo:paragraph-rsid="0040d22b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weight="normal" officeooo:rsid="005390e6" officeooo:paragraph-rsid="005390e6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42eeb5" officeooo:paragraph-rsid="0042eeb5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426b15" officeooo:paragraph-rsid="0042eeb5" style:font-weight-asian="normal" style:font-weight-complex="normal"/>
    </style:style>
    <style:style style:name="P38" style:family="paragraph" style:parent-style-name="Standard" style:list-style-name="L1">
      <style:text-properties officeooo:rsid="0052a483" officeooo:paragraph-rsid="0052a483"/>
    </style:style>
    <style:style style:name="P39" style:family="paragraph" style:parent-style-name="Standard" style:list-style-name="L1">
      <style:paragraph-properties fo:text-align="start" style:justify-single-word="false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0f6d70"/>
    </style:style>
    <style:style style:name="P41" style:family="paragraph" style:parent-style-name="Standard" style:list-style-name="L1">
      <style:text-properties officeooo:rsid="001c168f" officeooo:paragraph-rsid="001c168f"/>
    </style:style>
    <style:style style:name="P42" style:family="paragraph" style:parent-style-name="Standard" style:list-style-name="L1">
      <style:text-properties officeooo:rsid="0034f2c0" officeooo:paragraph-rsid="0022c01b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34f2c0" officeooo:paragraph-rsid="0024e478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f6d70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1cbfde" officeooo:paragraph-rsid="001cbfde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12e746" officeooo:paragraph-rsid="0012e746"/>
    </style:style>
    <style:style style:name="P47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43f7e4" style:font-weight-asian="normal" style:font-weight-complex="normal"/>
    </style:style>
    <style:style style:name="P48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53598e" style:font-weight-asian="normal" style:font-weight-complex="normal"/>
    </style:style>
    <style:style style:name="P49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599021" style:font-weight-asian="normal" style:font-weight-complex="normal"/>
    </style:style>
    <style:style style:name="P50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64d763" style:font-weight-asian="normal" style:font-weight-complex="normal"/>
    </style:style>
    <style:style style:name="P51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45c3bf" style:font-weight-asian="normal" style:font-weight-complex="normal"/>
    </style:style>
    <style:style style:name="P52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5d3a87" style:font-weight-asian="normal" style:font-weight-complex="normal"/>
    </style:style>
    <style:style style:name="P53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4352e0" style:font-weight-asian="normal" style:font-weight-complex="normal"/>
    </style:style>
    <style:style style:name="P5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weight="normal" officeooo:rsid="00112e48" officeooo:paragraph-rsid="0053598e" style:font-weight-asian="normal" style:font-weight-complex="normal"/>
    </style:style>
    <style:style style:name="P5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weight="normal" officeooo:rsid="00112e48" officeooo:paragraph-rsid="005b71f8" style:font-weight-asian="normal" style:font-weight-complex="normal"/>
    </style:style>
    <style:style style:name="P56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56ecff" style:font-weight-asian="normal" style:font-weight-complex="normal"/>
    </style:style>
    <style:style style:name="P57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4dd381" style:font-weight-asian="normal" style:font-weight-complex="normal"/>
    </style:style>
    <style:style style:name="P58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614dee" style:font-weight-asian="normal" style:font-weight-complex="normal"/>
    </style:style>
    <style:style style:name="P59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5fb10a" style:font-weight-asian="normal" style:font-weight-complex="normal"/>
    </style:style>
    <style:style style:name="P60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50c811" style:font-weight-asian="normal" style:font-weight-complex="normal"/>
    </style:style>
    <style:style style:name="P61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512886" style:font-weight-asian="normal" style:font-weight-complex="normal"/>
    </style:style>
    <style:style style:name="P62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weight="normal" officeooo:rsid="00158204" officeooo:paragraph-rsid="0050c811" style:font-weight-asian="normal" style:font-weight-complex="normal"/>
    </style:style>
    <style:style style:name="P63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weight="normal" officeooo:rsid="00158204" officeooo:paragraph-rsid="00615b7c" style:font-weight-asian="normal" style:font-weight-complex="normal"/>
    </style:style>
    <style:style style:name="P64" style:family="paragraph" style:parent-style-name="Standard" style:list-style-name="L1">
      <style:paragraph-properties fo:margin-top="0in" fo:margin-bottom="0in" style:contextual-spacing="false"/>
      <style:text-properties fo:font-weight="normal" officeooo:rsid="005ad1a9" officeooo:paragraph-rsid="005ad1a9" style:font-weight-asian="normal" style:font-weight-complex="normal"/>
    </style:style>
    <style:style style:name="P6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weight="normal" officeooo:rsid="00426b15" officeooo:paragraph-rsid="0042eeb5" style:font-weight-asian="normal" style:font-weight-complex="normal"/>
    </style:style>
    <style:style style:name="P66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size="12pt" fo:font-weight="normal" officeooo:rsid="00112e48" officeooo:paragraph-rsid="0048da84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size="12pt" fo:font-weight="normal" officeooo:rsid="0034f2c0" officeooo:paragraph-rsid="0023a757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size="12pt" fo:font-weight="normal" officeooo:rsid="00158204" officeooo:paragraph-rsid="0031c974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size="12pt" fo:font-weight="normal" officeooo:rsid="00158204" officeooo:paragraph-rsid="0050c811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size="12pt" fo:font-weight="normal" officeooo:rsid="00562db0" officeooo:paragraph-rsid="00562db0" style:font-size-asian="10.5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size="12pt" fo:font-weight="normal" officeooo:rsid="00212733" officeooo:paragraph-rsid="0040d22b" style:font-size-asian="10.5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size="12pt" fo:font-weight="normal" officeooo:rsid="00112e48" officeooo:paragraph-rsid="005e8555" style:font-size-asian="10.5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paragraph-rsid="001cbfde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rsid="001cbfde" officeooo:paragraph-rsid="001cbfde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rsid="00112e48" officeooo:paragraph-rsid="0053598e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rsid="00112e48" officeooo:paragraph-rsid="005b71f8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rsid="00112e48" officeooo:paragraph-rsid="005d3a87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rsid="00112e48" officeooo:paragraph-rsid="0065372c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rsid="0034f2c0" officeooo:paragraph-rsid="002023e1" style:font-size-asian="12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rsid="00158204" officeooo:paragraph-rsid="00341ffd" style:font-size-asian="12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rsid="00158204" officeooo:paragraph-rsid="005fb10a" style:font-size-asian="12pt" style:font-weight-asian="normal" style:font-size-complex="12pt" style:font-weight-complex="normal"/>
    </style:style>
    <style:style style:name="P82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rsid="00158204" officeooo:paragraph-rsid="004f5c58" style:font-size-asian="12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style:font-name="Times New Roman" fo:font-size="12pt" fo:font-weight="normal" officeooo:rsid="00158204" officeooo:paragraph-rsid="0054567f" style:font-size-asian="12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rsid="0042d67a" officeooo:paragraph-rsid="0042d67a" style:font-size-asian="12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rsid="00631c7a" officeooo:paragraph-rsid="00631c7a" style:font-size-asian="12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margin-top="0in" fo:margin-bottom="0in" style:contextual-spacing="false"/>
      <style:text-properties style:font-name="Times New Roman" fo:font-size="12pt" fo:font-weight="normal" officeooo:rsid="00212733" officeooo:paragraph-rsid="0040d22b" style:font-size-asian="12pt" style:font-weight-asian="normal" style:font-size-complex="12pt" style:font-weight-complex="normal"/>
    </style:style>
    <style:style style:name="P87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2pt" fo:font-weight="normal" officeooo:paragraph-rsid="000f6d70" style:font-size-asian="10.5pt" style:font-weight-asian="normal" style:font-size-complex="12pt" style:font-weight-complex="normal"/>
    </style:style>
    <style:style style:name="P88" style:family="paragraph" style:parent-style-name="Text_20_body" style:list-style-name="L1">
      <style:paragraph-properties fo:margin-top="0in" fo:margin-bottom="0in" style:contextual-spacing="false"/>
      <style:text-properties style:use-window-font-color="true" style:font-name="Times New Roman" fo:font-size="12pt" fo:font-weight="normal" officeooo:paragraph-rsid="000f6d70" style:font-size-asian="10.5pt" style:font-weight-asian="normal" style:font-size-complex="12pt" style:font-weight-complex="normal"/>
    </style:style>
    <style:style style:name="T1" style:family="text"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officeooo:rsid="003f5d12" style:font-weight-asian="normal" style:font-weight-complex="normal"/>
    </style:style>
    <style:style style:name="T3" style:family="text">
      <style:text-properties fo:font-weight="normal" officeooo:rsid="009f1032" style:font-weight-asian="normal" style:font-weight-complex="normal"/>
    </style:style>
    <style:style style:name="T4" style:family="text">
      <style:text-properties fo:font-weight="normal" officeooo:rsid="0056ecff" style:font-weight-asian="normal" style:font-weight-complex="normal"/>
    </style:style>
    <style:style style:name="T5" style:family="text">
      <style:text-properties fo:font-weight="normal" officeooo:rsid="00a9dd62" style:font-weight-asian="normal" style:font-weight-complex="normal"/>
    </style:style>
    <style:style style:name="T6" style:family="text">
      <style:text-properties fo:font-weight="normal" officeooo:rsid="005d3a87" style:font-weight-asian="normal" style:font-weight-complex="normal"/>
    </style:style>
    <style:style style:name="T7" style:family="text">
      <style:text-properties fo:font-weight="normal" officeooo:rsid="005e8555" style:font-weight-asian="normal" style:font-weight-complex="normal"/>
    </style:style>
    <style:style style:name="T8" style:family="text">
      <style:text-properties fo:font-weight="normal" officeooo:rsid="00ac5fb7" style:font-weight-asian="normal" style:font-weight-complex="normal"/>
    </style:style>
    <style:style style:name="T9" style:family="text">
      <style:text-properties fo:font-weight="normal" officeooo:rsid="005fb10a" style:font-weight-asian="normal" style:font-weight-complex="normal"/>
    </style:style>
    <style:style style:name="T10" style:family="text">
      <style:text-properties fo:font-weight="normal" officeooo:rsid="006109b6" style:font-weight-asian="normal" style:font-weight-complex="normal"/>
    </style:style>
    <style:style style:name="T11" style:family="text">
      <style:text-properties fo:font-weight="normal" officeooo:rsid="0042b25a" style:font-weight-asian="normal" style:font-weight-complex="normal"/>
    </style:style>
    <style:style style:name="T12" style:family="text">
      <style:text-properties fo:font-weight="normal" officeooo:rsid="00614dee" style:font-weight-asian="normal" style:font-weight-complex="normal"/>
    </style:style>
    <style:style style:name="T13" style:family="text">
      <style:text-properties fo:font-weight="normal" officeooo:rsid="00615b7c" style:font-weight-asian="normal" style:font-weight-complex="normal"/>
    </style:style>
    <style:style style:name="T14" style:family="text">
      <style:text-properties fo:font-weight="normal" officeooo:rsid="0058c706" style:font-weight-asian="normal" style:font-weight-complex="normal"/>
    </style:style>
    <style:style style:name="T15" style:family="text">
      <style:text-properties fo:font-weight="normal" officeooo:rsid="0064d763" style:font-weight-asian="normal" style:font-weight-complex="normal"/>
    </style:style>
    <style:style style:name="T16" style:family="text">
      <style:text-properties fo:font-weight="normal" officeooo:rsid="0065372c" style:font-weight-asian="normal" style:font-weight-complex="normal"/>
    </style:style>
    <style:style style:name="T17" style:family="text">
      <style:text-properties fo:font-weight="normal" officeooo:rsid="00687899" style:font-weight-asian="normal" style:font-weight-complex="normal"/>
    </style:style>
    <style:style style:name="T18" style:family="text">
      <style:text-properties officeooo:rsid="000f6d70"/>
    </style:style>
    <style:style style:name="T19" style:family="text">
      <style:text-properties officeooo:rsid="0011659f"/>
    </style:style>
    <style:style style:name="T20" style:family="text">
      <style:text-properties officeooo:rsid="00149a2d"/>
    </style:style>
    <style:style style:name="T21" style:family="text">
      <style:text-properties officeooo:rsid="001c6752"/>
    </style:style>
    <style:style style:name="T22" style:family="text">
      <style:text-properties officeooo:rsid="001cbfde"/>
    </style:style>
    <style:style style:name="T23" style:family="text">
      <style:text-properties officeooo:rsid="0030ea92"/>
    </style:style>
    <style:style style:name="T24" style:family="text">
      <style:text-properties officeooo:rsid="002d2fac"/>
    </style:style>
    <style:style style:name="T25" style:family="text">
      <style:text-properties officeooo:rsid="001d5c3b"/>
    </style:style>
    <style:style style:name="T26" style:family="text">
      <style:text-properties officeooo:rsid="001d85a1"/>
    </style:style>
    <style:style style:name="T27" style:family="text">
      <style:text-properties officeooo:rsid="001f314e"/>
    </style:style>
    <style:style style:name="T28" style:family="text">
      <style:text-properties officeooo:rsid="001ff978"/>
    </style:style>
    <style:style style:name="T29" style:family="text">
      <style:text-properties officeooo:rsid="0043fbab"/>
    </style:style>
    <style:style style:name="T30" style:family="text">
      <style:text-properties officeooo:rsid="002023e1"/>
    </style:style>
    <style:style style:name="T31" style:family="text">
      <style:text-properties officeooo:rsid="0020d92b"/>
    </style:style>
    <style:style style:name="T32" style:family="text">
      <style:text-properties officeooo:rsid="0022c01b"/>
    </style:style>
    <style:style style:name="T33" style:family="text">
      <style:text-properties officeooo:rsid="0023a757"/>
    </style:style>
    <style:style style:name="T34" style:family="text">
      <style:text-properties officeooo:rsid="0024e478"/>
    </style:style>
    <style:style style:name="T35" style:family="text">
      <style:text-properties officeooo:rsid="0013b569"/>
    </style:style>
    <style:style style:name="T36" style:family="text">
      <style:text-properties officeooo:rsid="003d0a6c"/>
    </style:style>
    <style:style style:name="T37" style:family="text">
      <style:text-properties officeooo:rsid="002b0e53"/>
    </style:style>
    <style:style style:name="T38" style:family="text">
      <style:text-properties officeooo:rsid="002b4f24"/>
    </style:style>
    <style:style style:name="T39" style:family="text">
      <style:text-properties officeooo:rsid="002b9cb4"/>
    </style:style>
    <style:style style:name="T40" style:family="text">
      <style:text-properties officeooo:rsid="002d7c61"/>
    </style:style>
    <style:style style:name="T41" style:family="text">
      <style:text-properties officeooo:rsid="003161f5"/>
    </style:style>
    <style:style style:name="T42" style:family="text">
      <style:text-properties officeooo:rsid="002e7252"/>
    </style:style>
    <style:style style:name="T43" style:family="text">
      <style:text-properties officeooo:rsid="00305e48"/>
    </style:style>
    <style:style style:name="T44" style:family="text">
      <style:text-properties officeooo:rsid="0031c974"/>
    </style:style>
    <style:style style:name="T45" style:family="text">
      <style:text-properties officeooo:rsid="0032725e"/>
    </style:style>
    <style:style style:name="T46" style:family="text">
      <style:text-properties officeooo:rsid="00341ffd"/>
    </style:style>
    <style:style style:name="T47" style:family="text">
      <style:text-properties officeooo:rsid="0034594b"/>
    </style:style>
    <style:style style:name="T48" style:family="text">
      <style:text-properties officeooo:rsid="00356cfe"/>
    </style:style>
    <style:style style:name="T49" style:family="text">
      <style:text-properties officeooo:rsid="0036c640"/>
    </style:style>
    <style:style style:name="T50" style:family="text">
      <style:text-properties officeooo:rsid="0037d94b"/>
    </style:style>
    <style:style style:name="T51" style:family="text">
      <style:text-properties officeooo:rsid="00392a35"/>
    </style:style>
    <style:style style:name="T52" style:family="text">
      <style:text-properties officeooo:rsid="0039b577"/>
    </style:style>
    <style:style style:name="T53" style:family="text">
      <style:text-properties officeooo:rsid="00506522"/>
    </style:style>
    <style:style style:name="T54" style:family="text">
      <style:text-properties officeooo:rsid="0040d22b"/>
    </style:style>
    <style:style style:name="T55" style:family="text">
      <style:text-properties style:use-window-font-color="true" officeooo:rsid="00506522"/>
    </style:style>
    <style:style style:name="T56" style:family="text">
      <style:text-properties style:use-window-font-color="true" officeooo:rsid="0040d22b"/>
    </style:style>
    <style:style style:name="T57" style:family="text">
      <style:text-properties officeooo:rsid="00427302"/>
    </style:style>
    <style:style style:name="T58" style:family="text">
      <style:text-properties officeooo:rsid="0042eeb5"/>
    </style:style>
    <style:style style:name="T59" style:family="text">
      <style:text-properties officeooo:rsid="0035db8b"/>
    </style:style>
    <style:style style:name="T60" style:family="text">
      <style:text-properties officeooo:rsid="0031a53e"/>
    </style:style>
    <style:style style:name="T61" style:family="text">
      <style:text-properties officeooo:rsid="004352e0"/>
    </style:style>
    <style:style style:name="T62" style:family="text">
      <style:text-properties officeooo:rsid="0043f7e4"/>
    </style:style>
    <style:style style:name="T63" style:family="text">
      <style:text-properties officeooo:rsid="0045c3bf"/>
    </style:style>
    <style:style style:name="T64" style:family="text">
      <style:text-properties officeooo:rsid="003e780b"/>
    </style:style>
    <style:style style:name="T65" style:family="text">
      <style:text-properties officeooo:rsid="0048da84"/>
    </style:style>
    <style:style style:name="T66" style:family="text">
      <style:text-properties officeooo:rsid="008f4f2e"/>
    </style:style>
    <style:style style:name="T67" style:family="text">
      <style:text-properties officeooo:rsid="004dd381"/>
    </style:style>
    <style:style style:name="T68" style:family="text">
      <style:text-properties officeooo:rsid="004f5c58"/>
    </style:style>
    <style:style style:name="T69" style:family="text">
      <style:text-properties officeooo:rsid="0050c811"/>
    </style:style>
    <style:style style:name="T70" style:family="text">
      <style:text-properties officeooo:rsid="00512886"/>
    </style:style>
    <style:style style:name="T71" style:family="text">
      <style:text-properties officeooo:rsid="0052a483"/>
    </style:style>
    <style:style style:name="T72" style:family="text">
      <style:text-properties officeooo:rsid="004ec3e7"/>
    </style:style>
    <style:style style:name="T73" style:family="text">
      <style:text-properties officeooo:rsid="0053598e"/>
    </style:style>
    <style:style style:name="T74" style:family="text">
      <style:text-properties officeooo:rsid="005390e6"/>
    </style:style>
    <style:style style:name="T75" style:family="text">
      <style:text-properties officeooo:rsid="0054567f"/>
    </style:style>
    <style:style style:name="T76" style:family="text">
      <style:text-properties officeooo:rsid="0056ecff"/>
    </style:style>
    <style:style style:name="T77" style:family="text">
      <style:text-properties officeooo:rsid="0058b24e"/>
    </style:style>
    <style:style style:name="T78" style:family="text">
      <style:text-properties officeooo:rsid="00444a8b"/>
    </style:style>
    <style:style style:name="T79" style:family="text">
      <style:text-properties officeooo:rsid="00599021"/>
    </style:style>
    <style:style style:name="T80" style:family="text">
      <style:text-properties officeooo:rsid="005ad1a9"/>
    </style:style>
    <style:style style:name="T81" style:family="text">
      <style:text-properties officeooo:rsid="005b71f8"/>
    </style:style>
    <style:style style:name="T82" style:family="text">
      <style:text-properties officeooo:rsid="005be149"/>
    </style:style>
    <style:style style:name="T83" style:family="text">
      <style:text-properties officeooo:rsid="0058c706"/>
    </style:style>
    <style:style style:name="T84" style:family="text">
      <style:text-properties officeooo:rsid="0064d763"/>
    </style:style>
    <style:style style:name="T85" style:family="text">
      <style:text-properties officeooo:rsid="00699f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s</text:p>
      <text:p text:style-name="Standard"/>
      <text:list xml:id="list18442308701" text:style-name="L1">
        <text:list-item>
          <text:p text:style-name="P3"><text:a xlink:type="simple" xlink:href="../Computer%20Arithmetic.odt">Number representation and computer arithmetic</text:a> – <text:a xlink:type="simple" xlink:href="../../To%20do.odt#Computer%20arithmatic"><text:span text:style-name="T49">To do</text:span></text:a></text:p>
          <text:list>
            <text:list-item>
              <text:p text:style-name="P3">Fixed</text:p>
              <text:list>
                <text:list-item>
                  <text:p text:style-name="P3"><text:a xlink:type="simple" xlink:href="../Faster%20addition%20:%20Carry%20Lookahead.odt">Faster addition : Carry Lookahead</text:a></text:p>
                </text:list-item>
                <text:list-item>
                  <text:p text:style-name="P3"><text:a xlink:type="simple" xlink:href="../Booths%20algorithm.odt">Booths algorithm for multiplication</text:a></text:p>
                </text:list-item>
              </text:list>
            </text:list-item>
            <text:list-item>
              <text:p text:style-name="P4">Floating point</text:p>
              <text:list>
                <text:list-item>
                  <text:p text:style-name="P17"><text:a xlink:type="simple" xlink:href="../IEEE%20754%20Floating%20point%20representation.odt">IEEE 754 representation</text:a></text:p>
                </text:list-item>
                <text:list-item>
                  <text:p text:style-name="P17">Floating point operations</text:p>
                </text:list-item>
                <text:list-item>
                  <text:p text:style-name="P18"><text:a xlink:type="simple" xlink:href="../Rounding%20in%20floating%20point%20operations.odt"><text:span text:style-name="T35">Rounding in floating point operations</text:span></text:a></text:p>
                </text:list-item>
              </text:list>
            </text:list-item>
          </text:list>
        </text:list-item>
        <text:list-item>
          <text:p text:style-name="P5">Machine instructions and Addressing modes <text:span text:style-name="T50">- </text:span><text:a xlink:type="simple" xlink:href="../../To%20do.odt#Machine%20instructions%20and%20addressing%20modes"><text:span text:style-name="T49">To do</text:span></text:a></text:p>
          <text:list>
            <text:list-item>
              <text:p text:style-name="P6"><text:a xlink:type="simple" xlink:href="../Instruction%20Set%20Architechture.odt"><text:span text:style-name="T48">Instruction </text:span></text:a><text:a xlink:type="simple" xlink:href="../Instruction%20Set%20Architechture.odt"><text:span text:style-name="T50">Set </text:span></text:a><text:a xlink:type="simple" xlink:href="../Instruction%20Set%20Architechture.odt"><text:span text:style-name="T48">Architecture</text:span></text:a></text:p>
            </text:list-item>
            <text:list-item>
              <text:p text:style-name="P6"><text:a xlink:type="simple" xlink:href="../Addressing%20Modes.odt"><text:span text:style-name="T48">Addressing Modes</text:span></text:a></text:p>
            </text:list-item>
            <text:list-item>
              <text:p text:style-name="P3"><text:a xlink:type="simple" xlink:href="../Memory%20Layout.odt">Memory Layout</text:a></text:p>
            </text:list-item>
            <text:list-item>
              <text:p text:style-name="P3"><text:a xlink:type="simple" xlink:href="../Byte%20Ordering.odt">Byte ordering</text:a></text:p>
            </text:list-item>
            <text:list-item>
              <text:p text:style-name="P3"><text:a xlink:type="simple" xlink:href="../Expanding%20opcode%20technique.odt">Expanding opcode technique</text:a></text:p>
            </text:list-item>
          </text:list>
        </text:list-item>
        <text:list-item>
          <text:p text:style-name="P7">ALU and data-path <text:span text:style-name="T51">- </text:span><text:a xlink:type="simple" xlink:href="../../To%20do.odt#ALU%20and%20Datapath"><text:span text:style-name="T49">To do</text:span></text:a></text:p>
          <text:list>
            <text:list-item>
              <text:p text:style-name="P3"><text:a xlink:type="simple" xlink:href="../Design%20of%20ALU%20and%20datapath.odt">Design of ALU and datapath</text:a></text:p>
            </text:list-item>
          </text:list>
        </text:list-item>
        <text:list-item>
          <text:p text:style-name="P8"><text:a xlink:type="simple" xlink:href="../Control%20Unit.odt">CPU control design</text:a> <text:span text:style-name="T52">- </text:span><text:a xlink:type="simple" xlink:href="../../To%20do.odt#CPU%20Control%20Design"><text:span text:style-name="T49">To do</text:span></text:a></text:p>
          <text:list>
            <text:list-item>
              <text:p text:style-name="P38">Hardwired implementation</text:p>
            </text:list-item>
            <text:list-item>
              <text:p text:style-name="P9"><text:a xlink:type="simple" xlink:href="../Microcoded%20Control.odt"><text:span text:style-name="T71">Microcoded implementation</text:span></text:a></text:p>
            </text:list-item>
          </text:list>
        </text:list-item>
        <text:list-item>
          <text:p text:style-name="P10">Instruction pipelining <text:span text:style-name="T52">- </text:span><text:a xlink:type="simple" xlink:href="../../To%20do.odt#Pipelining"><text:span text:style-name="T49">To do</text:span></text:a></text:p>
          <text:list>
            <text:list-item>
              <text:p text:style-name="P3"><text:a xlink:type="simple" xlink:href="../Pipelining.odt">Pipelining</text:a></text:p>
              <text:list>
                <text:list-item>
                  <text:p text:style-name="P39"><text:a xlink:type="simple" xlink:href="../Structural%20Hazard.odt">Structural Hazard</text:a></text:p>
                </text:list-item>
                <text:list-item>
                  <text:p text:style-name="P20"><text:a xlink:type="simple" xlink:href="../Data%20Hazard.odt">Data hazard</text:a></text:p>
                </text:list-item>
                <text:list-item>
                  <text:p text:style-name="P20"><text:a xlink:type="simple" xlink:href="../Control%20Hazards.odt">Branch/Control hazard</text:a></text:p>
                </text:list-item>
              </text:list>
            </text:list-item>
            <text:list-item>
              <text:p text:style-name="P20"><text:a xlink:type="simple" xlink:href="../Advanced%20Pipelining%20-%20Multiple-issue%20processors.odt">Advanced pipelining – Multiple-issue processors</text:a></text:p>
            </text:list-item>
          </text:list>
        </text:list-item>
        <text:list-item>
          <text:p text:style-name="P11">Cache and main memory <text:span text:style-name="T52">- </text:span><text:a xlink:type="simple" xlink:href="../../To%20do.odt#Memory"><text:span text:style-name="T49">To do</text:span></text:a></text:p>
          <text:list>
            <text:list-item>
              <text:p text:style-name="P3"><text:a xlink:type="simple" xlink:href="../Memory.odt">Memory</text:a></text:p>
            </text:list-item>
            <text:list-item>
              <text:p text:style-name="P3"><text:a xlink:type="simple" xlink:href="../Cache.odt">Cache</text:a></text:p>
            </text:list-item>
          </text:list>
        </text:list-item>
        <text:list-item>
          <text:p text:style-name="P12">Memory interface</text:p>
        </text:list-item>
        <text:list-item>
          <text:p text:style-name="P13">I/O interface (Interrupt and DMA mode) <text:span text:style-name="T47">–</text:span> <text:a xlink:type="simple" xlink:href="../../To%20do.odt#IO%20interface"><text:span text:style-name="T2">To do</text:span></text:a></text:p>
          <text:list>
            <text:list-item>
              <text:p text:style-name="P12"><text:a xlink:type="simple" xlink:href="../IO%20systems.odt">IO systems</text:a></text:p>
            </text:list-item>
            <text:list-item>
              <text:p text:style-name="P12"><text:a xlink:type="simple" xlink:href="../Bus.odt">Bus</text:a></text:p>
            </text:list-item>
            <text:list-item>
              <text:p text:style-name="P12"><text:a xlink:type="simple" xlink:href="../Interrupts.odt">Interrupts</text:a></text:p>
            </text:list-item>
            <text:list-item>
              <text:p text:style-name="P12"><text:a xlink:type="simple" xlink:href="../DMA.odt"><text:span text:style-name="T1">DMA</text:span></text:a></text:p>
            </text:list-item>
          </text:list>
        </text:list-item>
        <text:list-item>
          <text:p text:style-name="P11">Secondary storage – <text:a xlink:type="simple" xlink:href="../../To%20do.odt#Storage"><text:span text:style-name="T2">To do</text:span></text:a></text:p>
          <text:list>
            <text:list-item>
              <text:p text:style-name="P13"><text:a xlink:type="simple" xlink:href="../Storage.odt">Storage</text:a></text:p>
            </text:list-item>
            <text:list-item>
              <text:p text:style-name="P16"><text:a xlink:type="simple" xlink:href="../RAID.odt"><text:span text:style-name="T85">RAID</text:span></text:a></text:p>
            </text:list-item>
          </text:list>
        </text:list-item>
      </text:list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Gate Questions</text:p>
      <text:list xml:id="list1603416270" text:continue-numbering="true" text:style-name="L1">
        <text:list-item>
          <text:p text:style-name="P14">Number representation and computer arithmetic</text:p>
          <text:list>
            <text:list-item>
              <text:p text:style-name="P14">TG – 2232 – 15</text:p>
            </text:list-item>
            <text:list-item>
              <text:p text:style-name="P14">TG – 2233 – 6, 35</text:p>
            </text:list-item>
            <text:list-item>
              <text:p text:style-name="P14">TG – 2251 – 20</text:p>
            </text:list-item>
            <text:list-item>
              <text:p text:style-name="P41">TG – 2253 – 22<text:span text:style-name="T21">, </text:span><text:span text:style-name="T22">47</text:span></text:p>
            </text:list-item>
            <text:list-item>
              <text:p text:style-name="P21"><text:span text:style-name="T36">TG – 2254 – </text:span><text:span text:style-name="T37">15, </text:span><text:span text:style-name="T40">27</text:span></text:p>
            </text:list-item>
            <text:list-item>
              <text:p text:style-name="P47"><text:span text:style-name="T60">TG – 2255 – </text:span><text:span text:style-name="T62">12, </text:span><text:span text:style-name="T65">45</text:span></text:p>
            </text:list-item>
            <text:list-item>
              <text:p text:style-name="P48"><text:span text:style-name="T72">TG – 2256 – </text:span><text:span text:style-name="T73">11, 24, 52, 53</text:span></text:p>
            </text:list-item>
            <text:list-item>
              <text:p text:style-name="P49"><text:span text:style-name="T78">TG – 2257 – </text:span><text:span text:style-name="T79">3, </text:span><text:span text:style-name="T80">16, </text:span><text:span text:style-name="T81">42, </text:span><text:span text:style-name="T82">52, 53</text:span></text:p>
            </text:list-item>
            <text:list-item>
              <text:p text:style-name="P50"><text:span text:style-name="T83">TG – 2259 – </text:span><text:span text:style-name="T84">2</text:span></text:p>
            </text:list-item>
            <text:list-item>
              <text:p text:style-name="P15"><text:span text:style-name="T19">G – 2003 – 9, </text:span><text:span text:style-name="T20">43</text:span></text:p>
            </text:list-item>
            <text:list-item>
              <text:p text:style-name="P25"><text:span text:style-name="T23">G – 2004 –</text:span><text:span text:style-name="T24"> </text:span><text:span text:style-name="T25">19, </text:span><text:span text:style-name="T27">28, </text:span><text:span text:style-name="T31">66</text:span></text:p>
            </text:list-item>
            <text:list-item>
              <text:p text:style-name="P27"><text:span text:style-name="T41">G – 2005 – </text:span><text:span text:style-name="T42">16, </text:span><text:span text:style-name="T43">17, </text:span><text:span text:style-name="T46">85</text:span></text:p>
            </text:list-item>
            <text:list-item>
              <text:p text:style-name="P56"><text:span text:style-name="Strong_20_Emphasis"><text:span text:style-name="T3">G – 2008 – </text:span></text:span><text:span text:style-name="Strong_20_Emphasis"><text:span text:style-name="T4">4, 6</text:span></text:span></text:p>
            </text:list-item>
            <text:list-item>
              <text:p text:style-name="P57"><text:span text:style-name="T66">G – 2009 – </text:span><text:span text:style-name="T67">5</text:span></text:p>
            </text:list-item>
            <text:list-item>
              <text:p text:style-name="P30">G – 2010 – 8</text:p>
            </text:list-item>
            <text:list-item>
              <text:p text:style-name="P58"><text:span text:style-name="Strong_20_Emphasis"><text:span text:style-name="T8">G – 20</text:span></text:span><text:span text:style-name="Strong_20_Emphasis"><text:span text:style-name="T11">12</text:span></text:span><text:span text:style-name="Strong_20_Emphasis"><text:span text:style-name="T8"> – </text:span></text:span><text:span text:style-name="Strong_20_Emphasis"><text:span text:style-name="T12">6</text:span></text:span></text:p>
            </text:list-item>
          </text:list>
        </text:list-item>
        <text:list-item>
          <text:p text:style-name="P14">Machine instructions and Addressing modes</text:p>
          <text:list>
            <text:list-item>
              <text:p text:style-name="P19">TG – 2232 – 25, 35, 50, 51</text:p>
            </text:list-item>
            <text:list-item>
              <text:p text:style-name="P19">TG – 2234 – 50, 51</text:p>
            </text:list-item>
            <text:list-item>
              <text:p text:style-name="P19">TG – 2240 – 4</text:p>
            </text:list-item>
            <text:list-item>
              <text:p text:style-name="P19">TG – 2241 – 25</text:p>
            </text:list-item>
            <text:list-item>
              <text:p text:style-name="P31">TG – 2253 – 3</text:p>
            </text:list-item>
            <text:list-item>
              <text:p text:style-name="P22"><text:span text:style-name="T36">TG – 2254 – </text:span><text:span text:style-name="T38">16</text:span></text:p>
            </text:list-item>
            <text:list-item>
              <text:p text:style-name="P51"><text:span text:style-name="T60">TG – 2255 – </text:span><text:span text:style-name="T63">13, 14</text:span></text:p>
            </text:list-item>
            <text:list-item>
              <text:p text:style-name="P64">TG – 2257 – 17</text:p>
            </text:list-item>
            <text:list-item>
              <text:p text:style-name="P52"><text:span text:style-name="Strong_20_Emphasis"><text:span text:style-name="T5">TG – 2258 – </text:span></text:span><text:span text:style-name="Strong_20_Emphasis"><text:span text:style-name="T6">15</text:span></text:span></text:p>
            </text:list-item>
            <text:list-item>
              <text:p text:style-name="P32">G – 2003 – 48, 49</text:p>
            </text:list-item>
            <text:list-item>
              <text:p text:style-name="P26"><text:span text:style-name="T23">G – 2004 –</text:span><text:span text:style-name="T24"> </text:span><text:span text:style-name="T26">20, </text:span><text:span text:style-name="T28">63, 64</text:span></text:p>
            </text:list-item>
            <text:list-item>
              <text:p text:style-name="P28"><text:span text:style-name="T41">G – 2005 – </text:span><text:span text:style-name="T46">65</text:span></text:p>
            </text:list-item>
            <text:list-item>
              <text:p text:style-name="P59"><text:span text:style-name="Strong_20_Emphasis"><text:span text:style-name="T8">G – 2007 – </text:span></text:span><text:span text:style-name="Strong_20_Emphasis"><text:span text:style-name="T9">54, </text:span></text:span><text:span text:style-name="Strong_20_Emphasis"><text:span text:style-name="T10">71, 72, 73</text:span></text:span></text:p>
            </text:list-item>
            <text:list-item>
              <text:p text:style-name="P56"><text:span text:style-name="Strong_20_Emphasis"><text:span text:style-name="T3">G – 2008 – </text:span></text:span><text:span text:style-name="Strong_20_Emphasis"><text:span text:style-name="T4">33, 34</text:span></text:span></text:p>
            </text:list-item>
            <text:list-item>
              <text:p text:style-name="P33"><text:span text:style-name="T53">G – 2011 – </text:span><text:span text:style-name="T54">21</text:span></text:p>
            </text:list-item>
          </text:list>
        </text:list-item>
        <text:list-item>
          <text:p text:style-name="P14">ALU and data-path</text:p>
          <text:list>
            <text:list-item>
              <text:p text:style-name="P28"><text:span text:style-name="T41">G – 2005 – </text:span><text:span text:style-name="T46">81</text:span></text:p>
            </text:list-item>
          </text:list>
        </text:list-item>
        <text:list-item>
          <text:p text:style-name="P14">CPU control design</text:p>
          <text:list>
            <text:list-item>
              <text:p text:style-name="P48"><text:span text:style-name="T72">TG – 2256 – </text:span><text:span text:style-name="T73">9</text:span></text:p>
            </text:list-item>
            <text:list-item>
              <text:p text:style-name="P42"><text:span text:style-name="T29">G – 2004 - </text:span><text:span text:style-name="T32">67</text:span></text:p>
            </text:list-item>
          </text:list>
        </text:list-item>
        <text:list-item>
          <text:p text:style-name="P14">Memory interface</text:p>
        </text:list-item>
        <text:list-item>
          <text:p text:style-name="P14">I/O interface (Interrupt and DMA mode)</text:p>
          <text:list>
            <text:list-item>
              <text:p text:style-name="P44">TG – 2234 - 35</text:p>
            </text:list-item>
            <text:list-item>
              <text:p text:style-name="P44">TG – 2240 – 17</text:p>
            </text:list-item>
            <text:list-item>
              <text:p text:style-name="P87">TG – 2241 – 3, <text:span text:style-name="T18">4</text:span></text:p>
            </text:list-item>
            <text:list-item>
              <text:p text:style-name="P87">TG – 2251 – 7</text:p>
            </text:list-item>
            <text:list-item>
              <text:p text:style-name="P66"><text:span text:style-name="T64">TG – 2255 - </text:span><text:span text:style-name="T65">43</text:span></text:p>
            </text:list-item>
            <text:list-item>
              <text:p text:style-name="P67"><text:span text:style-name="T29">G – 2004 – </text:span><text:span text:style-name="T33">68</text:span></text:p>
            </text:list-item>
            <text:list-item>
              <text:p text:style-name="P68"><text:soft-page-break/><text:span text:style-name="T41">G – 2005 – </text:span><text:span text:style-name="T44">19, </text:span><text:span text:style-name="T45">20, </text:span><text:span text:style-name="T46">69, 70</text:span></text:p>
            </text:list-item>
            <text:list-item>
              <text:p text:style-name="P70">G – 2008 - 64</text:p>
            </text:list-item>
            <text:list-item>
              <text:p text:style-name="P69"><text:span text:style-name="T66">G – 2009 – </text:span><text:span text:style-name="T69">8</text:span></text:p>
            </text:list-item>
            <text:list-item>
              <text:p text:style-name="P71"><text:span text:style-name="T53">G – 2011 – <text:s/></text:span><text:span text:style-name="T54">11, 28, </text:span><text:span text:style-name="T57">44</text:span></text:p>
            </text:list-item>
          </text:list>
        </text:list-item>
        <text:list-item>
          <text:p text:style-name="P14">Instruction pipelining</text:p>
          <text:list>
            <text:list-item>
              <text:p text:style-name="P40">TG – 2232 – 36</text:p>
            </text:list-item>
            <text:list-item>
              <text:p text:style-name="P40">TG – 2233 – 52, 53</text:p>
            </text:list-item>
            <text:list-item>
              <text:p text:style-name="P40">TG – 2234 – 25</text:p>
            </text:list-item>
            <text:list-item>
              <text:p text:style-name="P40">TG – 2240 – 16</text:p>
            </text:list-item>
            <text:list-item>
              <text:p text:style-name="P40">TG – 2242 – 18</text:p>
            </text:list-item>
            <text:list-item>
              <text:p text:style-name="P45">TG – 2253 – 54, 55</text:p>
            </text:list-item>
            <text:list-item>
              <text:p text:style-name="P54"><text:span text:style-name="T72">TG – 2256 – </text:span><text:span text:style-name="T73">30</text:span></text:p>
            </text:list-item>
            <text:list-item>
              <text:p text:style-name="P55"><text:span text:style-name="T80">TG – 2257 – </text:span><text:span text:style-name="T81">40</text:span></text:p>
            </text:list-item>
            <text:list-item>
              <text:p text:style-name="P72"><text:span text:style-name="Strong_20_Emphasis"><text:span text:style-name="T5">TG – 2258 – </text:span></text:span><text:span text:style-name="Strong_20_Emphasis"><text:span text:style-name="T7">54, 55</text:span></text:span></text:p>
            </text:list-item>
            <text:list-item>
              <text:p text:style-name="P46">G – 2003 – 10</text:p>
            </text:list-item>
            <text:list-item>
              <text:p text:style-name="P43"><text:span text:style-name="T29">G – 2004 – </text:span><text:span text:style-name="T34">69</text:span></text:p>
            </text:list-item>
            <text:list-item>
              <text:p text:style-name="P29"><text:span text:style-name="T41">G – 2005 – </text:span><text:span text:style-name="T46">68</text:span></text:p>
            </text:list-item>
            <text:list-item>
              <text:p text:style-name="P35">G – 2008 – <text:span text:style-name="T76">36, </text:span><text:span text:style-name="T77">38, </text:span>76, 77</text:p>
            </text:list-item>
            <text:list-item>
              <text:p text:style-name="P62"><text:span text:style-name="T66">G – 2009 – </text:span><text:span text:style-name="T69">28</text:span></text:p>
            </text:list-item>
            <text:list-item>
              <text:p text:style-name="P65"><text:span text:style-name="T59">G – 2010 – </text:span><text:span text:style-name="T58">33</text:span></text:p>
            </text:list-item>
            <text:list-item>
              <text:p text:style-name="P34"><text:span text:style-name="T53">G – 2011 – </text:span><text:span text:style-name="T54">41</text:span></text:p>
            </text:list-item>
            <text:list-item>
              <text:p text:style-name="P63"><text:span text:style-name="Strong_20_Emphasis"><text:span text:style-name="T8">G – 20</text:span></text:span><text:span text:style-name="Strong_20_Emphasis"><text:span text:style-name="T11">12</text:span></text:span><text:span text:style-name="Strong_20_Emphasis"><text:span text:style-name="T8"> – </text:span></text:span><text:span text:style-name="Strong_20_Emphasis"><text:span text:style-name="T13">18</text:span></text:span></text:p>
            </text:list-item>
          </text:list>
        </text:list-item>
        <text:list-item>
          <text:p text:style-name="P14">Cache and main memory</text:p>
          <text:list>
            <text:list-item>
              <text:p text:style-name="P88">TG – 2232 – 47</text:p>
            </text:list-item>
            <text:list-item>
              <text:p text:style-name="P88">TG – 2233 - 34</text:p>
            </text:list-item>
            <text:list-item>
              <text:p text:style-name="P88">TG – 2240 – 48, 49, 15</text:p>
            </text:list-item>
            <text:list-item>
              <text:p text:style-name="P88">TG – 2241 – 27, 52, 53</text:p>
            </text:list-item>
            <text:list-item>
              <text:p text:style-name="P88">TG – 2242 – 45</text:p>
            </text:list-item>
            <text:list-item>
              <text:p text:style-name="P73">TG – 2251 – 6, 52, 53</text:p>
            </text:list-item>
            <text:list-item>
              <text:p text:style-name="P74">TG – 2253 – 45</text:p>
            </text:list-item>
            <text:list-item>
              <text:p text:style-name="P75"><text:span text:style-name="T72">TG – 2256 – </text:span><text:span text:style-name="T73">10</text:span></text:p>
            </text:list-item>
            <text:list-item>
              <text:p text:style-name="P76"><text:span text:style-name="T80">TG – 2257 – </text:span><text:span text:style-name="T81">41</text:span></text:p>
            </text:list-item>
            <text:list-item>
              <text:p text:style-name="P77"><text:span text:style-name="Strong_20_Emphasis"><text:span text:style-name="T5">TG – 2258 – </text:span></text:span><text:span text:style-name="Strong_20_Emphasis"><text:span text:style-name="T6">16, 34</text:span></text:span></text:p>
            </text:list-item>
            <text:list-item>
              <text:p text:style-name="P78"><text:span text:style-name="Strong_20_Emphasis"><text:span text:style-name="T14">TG – 2259 – </text:span></text:span><text:span text:style-name="Strong_20_Emphasis"><text:span text:style-name="T16">4</text:span></text:span><text:span text:style-name="Strong_20_Emphasis"><text:span text:style-name="T17">ck</text:span></text:span></text:p>
            </text:list-item>
            <text:list-item>
              <text:p text:style-name="P79"><text:span text:style-name="T29">G – 2004 – </text:span><text:span text:style-name="T30">65</text:span></text:p>
            </text:list-item>
            <text:list-item>
              <text:p text:style-name="P80"><text:span text:style-name="T41">G – 2005 – </text:span><text:span text:style-name="T46">67</text:span></text:p>
            </text:list-item>
            <text:list-item>
              <text:p text:style-name="P81"><text:span text:style-name="Strong_20_Emphasis"><text:span text:style-name="T8">G – 2007 – </text:span></text:span><text:span text:style-name="Strong_20_Emphasis"><text:span text:style-name="T9">10, </text:span></text:span><text:span text:style-name="Strong_20_Emphasis"><text:span text:style-name="T10">80, 81</text:span></text:span></text:p>
            </text:list-item>
            <text:list-item>
              <text:p text:style-name="P83"><text:span text:style-name="T74">G – 2008 – </text:span><text:span text:style-name="T76">35, </text:span><text:span text:style-name="T75">71, 72, 73</text:span></text:p>
            </text:list-item>
            <text:list-item>
              <text:p text:style-name="P82"><text:span text:style-name="T66">G – 2009 – </text:span><text:span text:style-name="T68">7, </text:span><text:span text:style-name="T69">29</text:span></text:p>
            </text:list-item>
            <text:list-item>
              <text:p text:style-name="P84">G – 2010 – 7, <text:span text:style-name="T58">48, 49</text:span></text:p>
            </text:list-item>
            <text:list-item>
              <text:p text:style-name="P86"><text:span text:style-name="T55">G – 2011 – </text:span><text:span text:style-name="T56">43</text:span></text:p>
            </text:list-item>
            <text:list-item>
              <text:p text:style-name="P85">G – 2012 – 54, 55</text:p>
            </text:list-item>
          </text:list>
        </text:list-item>
        <text:list-item>
          <text:p text:style-name="P14">Secondary storage</text:p>
          <text:list>
            <text:list-item>
              <text:p text:style-name="P14">TG – 2233 – 22</text:p>
            </text:list-item>
            <text:list-item>
              <text:p text:style-name="P14">TG – 2251 – 31</text:p>
            </text:list-item>
            <text:list-item>
              <text:p text:style-name="P23"><text:span text:style-name="T36">TG – 2254 – </text:span><text:span text:style-name="T39">17</text:span></text:p>
            </text:list-item>
            <text:list-item>
              <text:p text:style-name="P53"><text:span text:style-name="T60">TG – 2255 – </text:span><text:span text:style-name="T61">10</text:span></text:p>
            </text:list-item>
            <text:list-item>
              <text:p text:style-name="P48"><text:span text:style-name="T72">TG – 2256 – </text:span><text:span text:style-name="T73">50, 51</text:span></text:p>
            </text:list-item>
            <text:list-item>
              <text:p text:style-name="P52"><text:soft-page-break/><text:span text:style-name="Strong_20_Emphasis"><text:span text:style-name="T5">TG – 2258 – </text:span></text:span><text:span text:style-name="Strong_20_Emphasis"><text:span text:style-name="T6">14</text:span></text:span></text:p>
            </text:list-item>
            <text:list-item>
              <text:p text:style-name="P50"><text:span text:style-name="Strong_20_Emphasis"><text:span text:style-name="T14">TG – 2259 – </text:span></text:span><text:span text:style-name="Strong_20_Emphasis"><text:span text:style-name="T15">3</text:span></text:span></text:p>
            </text:list-item>
            <text:list-item>
              <text:p text:style-name="P59"><text:span text:style-name="Strong_20_Emphasis"><text:span text:style-name="T8">G – 2007 – </text:span></text:span><text:span text:style-name="Strong_20_Emphasis"><text:span text:style-name="T9">11</text:span></text:span></text:p>
            </text:list-item>
            <text:list-item>
              <text:p text:style-name="P56"><text:span text:style-name="Strong_20_Emphasis"><text:span text:style-name="T3">G – 2008 – </text:span></text:span><text:span text:style-name="Strong_20_Emphasis"><text:span text:style-name="T4">32</text:span></text:span></text:p>
            </text:list-item>
            <text:list-item>
              <text:p text:style-name="P60"><text:span text:style-name="T66">G – 2009 – </text:span><text:span text:style-name="T69">31</text:span></text:p>
            </text:list-item>
          </text:list>
        </text:list-item>
        <text:list-item>
          <text:p text:style-name="P36">Performance</text:p>
          <text:list>
            <text:list-item>
              <text:p text:style-name="P24"><text:span text:style-name="T64">TG – 2255 – </text:span><text:span text:style-name="T65">52, 53</text:span></text:p>
            </text:list-item>
            <text:list-item>
              <text:p text:style-name="P61"><text:span text:style-name="T66">G – 2009 – </text:span><text:span text:style-name="T70">51, 52</text:span></text:p>
            </text:list-item>
            <text:list-item>
              <text:p text:style-name="P37"><text:span text:style-name="T59">G – 2010 – </text:span><text:span text:style-name="T58">12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20T11:29:44</meta:creation-date>
    <dc:date>2013-01-29T19:08:11</dc:date>
    <dc:creator>Kempa </dc:creator>
    <meta:editing-duration>P1DT13H22M44S</meta:editing-duration>
    <meta:editing-cycles>94</meta:editing-cycles>
    <meta:generator>LibreOffice/3.6$Linux_x86 LibreOffice_project/360m1$Build-2</meta:generator>
    <meta:document-statistic meta:table-count="0" meta:image-count="0" meta:object-count="0" meta:page-count="4" meta:paragraph-count="142" meta:word-count="822" meta:character-count="2687" meta:non-whitespace-character-count="2146"/>
  </office:meta>
</office:document-meta>
</file>